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5d8b" officeooo:paragraph-rsid="00095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iconarchive.com/show/flatwoken-icons-by-alecive.7.html" text:style-name="Internet_20_link" text:visited-style-name="Visited_20_Internet_20_Link">http://www.iconarchive.com/show/flatwoken-icons-by-alecive.1.html</text:a></text:p>
      <text:p text:style-name="P1"/>
      <text:p text:style-name="P1"><text:a xlink:type="simple" xlink:href="http://www.iconarchive.com/show/face-avatars-icons-by-hopstarter.1.html" text:style-name="Internet_20_link" text:visited-style-name="Visited_20_Internet_20_Link">http://www.iconarchive.com/show/face-avatars-icons-by-hopstarter.1.html</text:a></text:p>
      <text:p text:style-name="P1"/>
      <text:p text:style-name="P1"><text:a xlink:type="simple" xlink:href="http://www.iconarchive.com/show/rounded-icons-by-jackietran.1.html" text:style-name="Internet_20_link" text:visited-style-name="Visited_20_Internet_20_Link">http://www.iconarchive.com/show/rounded-icons-by-jackietran.1.html</text:a></text:p>
      <text:p text:style-name="P1"/>
      <text:p text:style-name="P1"><text:a xlink:type="simple" xlink:href="http://www.iconarchive.com/show/swarm-icons-by-sonya.1.html" text:style-name="Internet_20_link" text:visited-style-name="Visited_20_Internet_20_Link">http://www.iconarchive.com/show/swarm-icons-by-sonya.1.html</text:a></text:p>
      <text:p text:style-name="P1"/>
      <text:p text:style-name="P1">Mini Icons:</text:p>
      <text:p text:style-name="P1"/>
      <text:p text:style-name="P1"><text:a xlink:type="simple" xlink:href="http://www.iconarchive.com/show/mini-icons-by-custom-icon-design.1.html" text:style-name="Internet_20_link" text:visited-style-name="Visited_20_Internet_20_Link">http://www.iconarchive.com/show/mini-icons-by-custom-icon-design.1.html</text:a></text:p>
      <text:p text:style-name="P1"/>
      <text:p text:style-name="P1"><text:a xlink:type="simple" xlink:href="http://www.iconarchive.com/show/mini-2-icons-by-custom-icon-design.html" text:style-name="Internet_20_link" text:visited-style-name="Visited_20_Internet_20_Link">http://www.iconarchive.com/show/mini-2-icons-by-custom-icon-design.html</text:a></text:p>
      <text:p text:style-name="P1"/>
      <text:p text:style-name="P1"><text:a xlink:type="simple" xlink:href="http://www.iconarchive.com/show/mini-3-icons-by-custom-icon-design.html" text:style-name="Internet_20_link" text:visited-style-name="Visited_20_Internet_20_Link">http://www.iconarchive.com/show/mini-3-icons-by-custom-icon-design.html</text:a></text:p>
      <text:p text:style-name="P1"/>
      <text:p text:style-name="P1"><text:a xlink:type="simple" xlink:href="http://www.iconarchive.com/show/mini-4-icons-by-custom-icon-design.html" text:style-name="Internet_20_link" text:visited-style-name="Visited_20_Internet_20_Link">http://www.iconarchive.com/show/mini-4-icons-by-custom-icon-design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0S</meta:editing-duration>
    <meta:editing-cycles>3</meta:editing-cycles>
    <meta:generator>LibreOffice/5.1.0.3$Windows_x86 LibreOffice_project/5e3e00a007d9b3b6efb6797a8b8e57b51ab1f737</meta:generator>
    <dc:date>2017-07-05T00:04:33.782000000</dc:date>
    <meta:document-statistic meta:table-count="0" meta:image-count="0" meta:object-count="0" meta:page-count="1" meta:paragraph-count="9" meta:word-count="10" meta:character-count="556" meta:non-whitespace-character-count="555"/>
    <meta:user-defined meta:name="Info 1"/>
    <meta:user-defined meta:name="Info 2"/>
    <meta:user-defined meta:name="Info 3"/>
    <meta:user-defined meta:name="Info 4"/>
  </office:meta>
</office:document-meta>
</file>